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67F000000AF60DA4E75C7053EDA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text-properties officeooo:rsid="0019e91f" officeooo:paragraph-rsid="0019e91f"/>
    </style:style>
    <style:style style:name="P2" style:family="paragraph" style:parent-style-name="Title">
      <style:text-properties officeooo:rsid="001c6db0" officeooo:paragraph-rsid="001c6db0"/>
    </style:style>
    <style:style style:name="P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" style:family="paragraph" style:parent-style-name="Contents_20_4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5" style:family="paragraph" style:parent-style-name="Heading_20_2">
      <style:paragraph-properties fo:break-before="page"/>
    </style:style>
    <style:style style:name="P6" style:family="paragraph" style:parent-style-name="Heading_20_2">
      <style:text-properties officeooo:rsid="001c6db0" officeooo:paragraph-rsid="001c6db0"/>
    </style:style>
    <style:style style:name="P7" style:family="paragraph" style:parent-style-name="Heading_20_2">
      <style:text-properties officeooo:rsid="001d9ed8" officeooo:paragraph-rsid="001d9ed8"/>
    </style:style>
    <style:style style:name="P8" style:family="paragraph" style:parent-style-name="Heading_20_2">
      <style:text-properties officeooo:rsid="001eb33b" officeooo:paragraph-rsid="001eb33b"/>
    </style:style>
    <style:style style:name="P9" style:family="paragraph" style:parent-style-name="Heading_20_2">
      <style:paragraph-properties fo:break-before="page"/>
      <style:text-properties officeooo:rsid="001eb33b" officeooo:paragraph-rsid="001eb33b"/>
    </style:style>
    <style:style style:name="P10" style:family="paragraph" style:parent-style-name="Heading_20_2">
      <style:text-properties officeooo:rsid="001f2368" officeooo:paragraph-rsid="001f2368"/>
    </style:style>
    <style:style style:name="P11" style:family="paragraph" style:parent-style-name="Heading_20_2">
      <style:paragraph-properties fo:break-before="page"/>
      <style:text-properties officeooo:rsid="001f2368" officeooo:paragraph-rsid="001f2368"/>
    </style:style>
    <style:style style:name="P12" style:family="paragraph" style:parent-style-name="Heading_20_4">
      <style:text-properties officeooo:rsid="001d9ed8" officeooo:paragraph-rsid="001d9ed8"/>
    </style:style>
    <style:style style:name="P13" style:family="paragraph" style:parent-style-name="Heading_20_4">
      <style:paragraph-properties fo:break-before="page"/>
      <style:text-properties officeooo:rsid="001d9ed8" officeooo:paragraph-rsid="001d9ed8"/>
    </style:style>
    <style:style style:name="P14" style:family="paragraph" style:parent-style-name="Heading_20_4">
      <style:text-properties officeooo:rsid="001eb33b" officeooo:paragraph-rsid="001eb33b"/>
    </style:style>
    <style:style style:name="P15" style:family="paragraph" style:parent-style-name="Heading_20_4">
      <style:text-properties officeooo:paragraph-rsid="001eb33b"/>
    </style:style>
    <style:style style:name="P16" style:family="paragraph" style:parent-style-name="Heading_20_4">
      <style:text-properties officeooo:rsid="001f2368" officeooo:paragraph-rsid="001f2368"/>
    </style:style>
    <style:style style:name="P17" style:family="paragraph" style:parent-style-name="Text_20_body">
      <style:text-properties officeooo:paragraph-rsid="0019e91f"/>
    </style:style>
    <style:style style:name="P18" style:family="paragraph" style:parent-style-name="Text_20_body">
      <style:text-properties officeooo:rsid="001c6db0" officeooo:paragraph-rsid="001c6db0"/>
    </style:style>
    <style:style style:name="P19" style:family="paragraph" style:parent-style-name="Text_20_body">
      <style:text-properties officeooo:rsid="001d9ed8" officeooo:paragraph-rsid="001d9ed8"/>
    </style:style>
    <style:style style:name="P20" style:family="paragraph" style:parent-style-name="Text_20_body">
      <style:text-properties officeooo:paragraph-rsid="001d9ed8"/>
    </style:style>
    <style:style style:name="P21" style:family="paragraph" style:parent-style-name="Text_20_body">
      <style:text-properties officeooo:rsid="001eb33b" officeooo:paragraph-rsid="001eb33b"/>
    </style:style>
    <style:style style:name="P22" style:family="paragraph" style:parent-style-name="Text_20_body">
      <style:text-properties officeooo:rsid="001f2368" officeooo:paragraph-rsid="001f2368"/>
    </style:style>
    <style:style style:name="P23" style:family="paragraph" style:parent-style-name="Text_20_body">
      <style:text-properties officeooo:paragraph-rsid="001f2368"/>
    </style:style>
    <style:style style:name="P24" style:family="paragraph" style:parent-style-name="Text_20_body">
      <style:text-properties officeooo:rsid="001f2ef2" officeooo:paragraph-rsid="001f2ef2"/>
    </style:style>
    <style:style style:name="T1" style:family="text">
      <style:text-properties officeooo:rsid="001abc65"/>
    </style:style>
    <style:style style:name="T2" style:family="text">
      <style:text-properties officeooo:rsid="001c6db0"/>
    </style:style>
    <style:style style:name="T3" style:family="text">
      <style:text-properties officeooo:rsid="001d9ed8"/>
    </style:style>
    <style:style style:name="T4" style:family="text">
      <style:text-properties officeooo:rsid="001eb33b"/>
    </style:style>
    <style:style style:name="fr1" style:family="graphic" style:parent-style-name="Graphics">
      <style:graphic-properties fo:margin-left="0cm" fo:margin-right="0cm" fo:margin-top="0cm" fo:margin-bottom="0cm" style:vertical-pos="from-top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UNITATS D’INFORMACIÓ EN SISTEMES DIGITALS</text:p>
      <text:table-of-content text:style-name="Sect1" text:protected="true" text:name="Table of Contents1">
        <text:table-of-content-source text:outline-level="10">
          <text:index-title-template text:style-name="Contents_20_Heading">INDEX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INDEX</text:p>
          </text:index-title>
          <text:p text:style-name="P3"><text:a xlink:type="simple" xlink:href="#__RefHeading___Toc120_1248869799" text:style-name="Index_20_Link" text:visited-style-name="Index_20_Link">1-Pasa al sistema decimal en numero 1011110<text:tab/>3</text:a></text:p>
          <text:p text:style-name="P3"><text:a xlink:type="simple" xlink:href="#__RefHeading___Toc122_1248869799" text:style-name="Index_20_Link" text:visited-style-name="Index_20_Link">2-Pasa el numero 27,025 a binari<text:tab/>3</text:a></text:p>
          <text:p text:style-name="P3"><text:a xlink:type="simple" xlink:href="#__RefHeading___Toc124_1248869799" text:style-name="Index_20_Link" text:visited-style-name="Index_20_Link">3-Pasa a binari el numero 3CB(16)<text:tab/>3</text:a></text:p>
          <text:p text:style-name="P3"><text:a xlink:type="simple" xlink:href="#__RefHeading___Toc126_1248869799" text:style-name="Index_20_Link" text:visited-style-name="Index_20_Link">4-Pasa a hexadecimal en numero 381(10)<text:tab/>3</text:a></text:p>
          <text:p text:style-name="P3"><text:a xlink:type="simple" xlink:href="#__RefHeading___Toc128_1248869799" text:style-name="Index_20_Link" text:visited-style-name="Index_20_Link">5-Conversio de binari a decimal<text:tab/>3</text:a></text:p>
          <text:p text:style-name="P4"><text:a xlink:type="simple" xlink:href="#__RefHeading___Toc130_1248869799" text:style-name="Index_20_Link" text:visited-style-name="Index_20_Link">A-101110<text:tab/>3</text:a></text:p>
          <text:p text:style-name="P4"><text:a xlink:type="simple" xlink:href="#__RefHeading___Toc132_1248869799" text:style-name="Index_20_Link" text:visited-style-name="Index_20_Link">B-000011<text:tab/>3</text:a></text:p>
          <text:p text:style-name="P4"><text:a xlink:type="simple" xlink:href="#__RefHeading___Toc134_1248869799" text:style-name="Index_20_Link" text:visited-style-name="Index_20_Link">C-101010<text:tab/>3</text:a></text:p>
          <text:p text:style-name="P4"><text:a xlink:type="simple" xlink:href="#__RefHeading___Toc136_1248869799" text:style-name="Index_20_Link" text:visited-style-name="Index_20_Link">D-111000<text:tab/>3</text:a></text:p>
          <text:p text:style-name="P3"><text:a xlink:type="simple" xlink:href="#__RefHeading___Toc138_1248869799" text:style-name="Index_20_Link" text:visited-style-name="Index_20_Link">6-Conversio de decimal a binari<text:tab/>3</text:a></text:p>
          <text:p text:style-name="P4"><text:a xlink:type="simple" xlink:href="#__RefHeading___Toc140_1248869799" text:style-name="Index_20_Link" text:visited-style-name="Index_20_Link">A-64 =<text:tab/>3</text:a></text:p>
          <text:p text:style-name="P4"><text:a xlink:type="simple" xlink:href="#__RefHeading___Toc142_1248869799" text:style-name="Index_20_Link" text:visited-style-name="Index_20_Link">B-500<text:tab/>3</text:a></text:p>
          <text:p text:style-name="P4"><text:a xlink:type="simple" xlink:href="#__RefHeading___Toc144_1248869799" text:style-name="Index_20_Link" text:visited-style-name="Index_20_Link">C-111<text:tab/>4</text:a></text:p>
          <text:p text:style-name="P3"><text:a xlink:type="simple" xlink:href="#__RefHeading___Toc146_1248869799" text:style-name="Index_20_Link" text:visited-style-name="Index_20_Link">7-Convertix els seguents numeros d’octal a decimal<text:tab/>4</text:a></text:p>
          <text:p text:style-name="P4"><text:a xlink:type="simple" xlink:href="#__RefHeading___Toc148_1248869799" text:style-name="Index_20_Link" text:visited-style-name="Index_20_Link">A-42<text:tab/>4</text:a></text:p>
          <text:p text:style-name="P4"><text:a xlink:type="simple" xlink:href="#__RefHeading___Toc150_1248869799" text:style-name="Index_20_Link" text:visited-style-name="Index_20_Link">B-376<text:tab/>4</text:a></text:p>
          <text:p text:style-name="P4"><text:a xlink:type="simple" xlink:href="#__RefHeading___Toc152_1248869799" text:style-name="Index_20_Link" text:visited-style-name="Index_20_Link">C-11<text:tab/>4</text:a></text:p>
          <text:p text:style-name="P3"><text:a xlink:type="simple" xlink:href="#__RefHeading___Toc154_1248869799" text:style-name="Index_20_Link" text:visited-style-name="Index_20_Link">8-Converteix els seguents numeros de decimal a octal<text:tab/>4</text:a></text:p>
          <text:p text:style-name="P4"><text:a xlink:type="simple" xlink:href="#__RefHeading___Toc156_1248869799" text:style-name="Index_20_Link" text:visited-style-name="Index_20_Link">A-77<text:tab/>4</text:a></text:p>
          <text:p text:style-name="P4"><text:a xlink:type="simple" xlink:href="#__RefHeading___Toc158_1248869799" text:style-name="Index_20_Link" text:visited-style-name="Index_20_Link">B-8<text:tab/>4</text:a></text:p>
          <text:p text:style-name="P4"><text:a xlink:type="simple" xlink:href="#__RefHeading___Toc160_1248869799" text:style-name="Index_20_Link" text:visited-style-name="Index_20_Link">C-44<text:tab/>4</text:a></text:p>
          <text:p text:style-name="P3"><text:a xlink:type="simple" xlink:href="#__RefHeading___Toc162_1248869799" text:style-name="Index_20_Link" text:visited-style-name="Index_20_Link">9-Convertix els seguents numeros octals a binari<text:tab/>4</text:a></text:p>
          <text:p text:style-name="P4"><text:a xlink:type="simple" xlink:href="#__RefHeading___Toc164_1248869799" text:style-name="Index_20_Link" text:visited-style-name="Index_20_Link">A-7<text:tab/>4</text:a></text:p>
          <text:p text:style-name="P4"><text:a xlink:type="simple" xlink:href="#__RefHeading___Toc166_1248869799" text:style-name="Index_20_Link" text:visited-style-name="Index_20_Link">B-20<text:tab/>4</text:a></text:p>
          <text:p text:style-name="P4"><text:a xlink:type="simple" xlink:href="#__RefHeading___Toc168_1248869799" text:style-name="Index_20_Link" text:visited-style-name="Index_20_Link">C-37<text:tab/>4</text:a></text:p>
          <text:p text:style-name="P3"><text:a xlink:type="simple" xlink:href="#__RefHeading___Toc170_1248869799" text:style-name="Index_20_Link" text:visited-style-name="Index_20_Link">10-Convertix els seguents numeros binaris a octal<text:tab/>5</text:a></text:p>
          <text:p text:style-name="P4"><text:a xlink:type="simple" xlink:href="#__RefHeading___Toc172_1248869799" text:style-name="Index_20_Link" text:visited-style-name="Index_20_Link">A-001<text:tab/>5</text:a></text:p>
          <text:p text:style-name="P4"><text:a xlink:type="simple" xlink:href="#__RefHeading___Toc174_1248869799" text:style-name="Index_20_Link" text:visited-style-name="Index_20_Link">B-110<text:tab/>5</text:a></text:p>
          <text:p text:style-name="P4"><text:a xlink:type="simple" xlink:href="#__RefHeading___Toc176_1248869799" text:style-name="Index_20_Link" text:visited-style-name="Index_20_Link">C-111000<text:tab/>5</text:a></text:p>
          <text:p text:style-name="P4"><text:a xlink:type="simple" xlink:href="#__RefHeading___Toc178_1248869799" text:style-name="Index_20_Link" text:visited-style-name="Index_20_Link">D-101100<text:tab/>5</text:a></text:p>
          <text:p text:style-name="P3"><text:a xlink:type="simple" xlink:href="#__RefHeading___Toc180_1248869799" text:style-name="Index_20_Link" text:visited-style-name="Index_20_Link">11-Converteix els numeros hexadecimals a decimals<text:tab/>5</text:a></text:p>
          <text:p text:style-name="P4"><text:a xlink:type="simple" xlink:href="#__RefHeading___Toc182_1248869799" text:style-name="Index_20_Link" text:visited-style-name="Index_20_Link">A-F<text:tab/>5</text:a></text:p>
          <text:p text:style-name="P4"><text:a xlink:type="simple" xlink:href="#__RefHeading___Toc184_1248869799" text:style-name="Index_20_Link" text:visited-style-name="Index_20_Link">B-1111<text:tab/>5</text:a></text:p>
          <text:p text:style-name="P4"><text:a xlink:type="simple" xlink:href="#__RefHeading___Toc186_1248869799" text:style-name="Index_20_Link" text:visited-style-name="Index_20_Link">C-EBA<text:tab/>5</text:a></text:p>
          <text:p text:style-name="P3"><text:a xlink:type="simple" xlink:href="#__RefHeading___Toc188_1248869799" text:style-name="Index_20_Link" text:visited-style-name="Index_20_Link">12-Converteix els seguents decimals a hexadecimal<text:tab/>5</text:a></text:p>
          <text:p text:style-name="P4"><text:a xlink:type="simple" xlink:href="#__RefHeading___Toc190_1248869799" text:style-name="Index_20_Link" text:visited-style-name="Index_20_Link">A-204<text:tab/>5</text:a></text:p>
          <text:p text:style-name="P4"><text:a xlink:type="simple" xlink:href="#__RefHeading___Toc192_1248869799" text:style-name="Index_20_Link" text:visited-style-name="Index_20_Link">B-255<text:tab/>5</text:a></text:p>
          <text:p text:style-name="P3"><text:soft-page-break/><text:a xlink:type="simple" xlink:href="#__RefHeading___Toc194_1248869799" text:style-name="Index_20_Link" text:visited-style-name="Index_20_Link">13-Converteix els numeros hexadecimals a binari<text:tab/>6</text:a></text:p>
          <text:p text:style-name="P4"><text:a xlink:type="simple" xlink:href="#__RefHeading___Toc196_1248869799" text:style-name="Index_20_Link" text:visited-style-name="Index_20_Link">A-B<text:tab/>6</text:a></text:p>
          <text:p text:style-name="P4"><text:a xlink:type="simple" xlink:href="#__RefHeading___Toc198_1248869799" text:style-name="Index_20_Link" text:visited-style-name="Index_20_Link">B-1c<text:tab/>6</text:a></text:p>
          <text:p text:style-name="P4"><text:a xlink:type="simple" xlink:href="#__RefHeading___Toc200_1248869799" text:style-name="Index_20_Link" text:visited-style-name="Index_20_Link">C-1F<text:tab/>6</text:a></text:p>
          <text:p text:style-name="P4"><text:a xlink:type="simple" xlink:href="#__RefHeading___Toc202_1248869799" text:style-name="Index_20_Link" text:visited-style-name="Index_20_Link">D-239,4<text:tab/>6</text:a></text:p>
          <text:p text:style-name="P3"><text:a xlink:type="simple" xlink:href="#__RefHeading___Toc204_1248869799" text:style-name="Index_20_Link" text:visited-style-name="Index_20_Link">14-Converteix els numeros binaris a hexadecimal<text:tab/>6</text:a></text:p>
          <text:p text:style-name="P4"><text:a xlink:type="simple" xlink:href="#__RefHeading___Toc206_1248869799" text:style-name="Index_20_Link" text:visited-style-name="Index_20_Link">A-1001<text:tab/>6</text:a></text:p>
          <text:p text:style-name="P4"><text:a xlink:type="simple" xlink:href="#__RefHeading___Toc208_1248869799" text:style-name="Index_20_Link" text:visited-style-name="Index_20_Link">B-110101011001<text:tab/>6</text:a></text:p>
          <text:p text:style-name="P4"><text:a xlink:type="simple" xlink:href="#__RefHeading___Toc210_1248869799" text:style-name="Index_20_Link" text:visited-style-name="Index_20_Link">C-100001<text:tab/>6</text:a></text:p>
          <text:p text:style-name="P4"><text:a xlink:type="simple" xlink:href="#__RefHeading___Toc212_1248869799" text:style-name="Index_20_Link" text:visited-style-name="Index_20_Link">D-1000000011<text:tab/>6</text:a></text:p>
        </text:index-body>
      </text:table-of-content>
      <text:p text:style-name="P17"/>
      <text:h text:style-name="P5" text:outline-level="2"><text:bookmark-start text:name="__RefHeading___Toc120_1248869799"/><text:span text:style-name="T2">1-Pasa al sistema decimal en numero 1011110</text:span><text:bookmark-end text:name="__RefHeading___Toc120_1248869799"/></text:h>
      <text:p text:style-name="P18">En decimal és 94</text:p>
      <text:h text:style-name="P6" text:outline-level="2"><text:bookmark-start text:name="__RefHeading___Toc122_1248869799"/>2-Pasa el numero 27,025 a binari<text:bookmark-end text:name="__RefHeading___Toc122_1248869799"/></text:h>
      <text:p text:style-name="P18">11011</text:p>
      <text:h text:style-name="P6" text:outline-level="2"><text:bookmark-start text:name="__RefHeading___Toc124_1248869799"/>3-Pasa a binari el numero 3CB(16)<text:bookmark-end text:name="__RefHeading___Toc124_1248869799"/></text:h>
      <text:p text:style-name="P18">1111001011</text:p>
      <text:h text:style-name="P7" text:outline-level="2"><text:bookmark-start text:name="__RefHeading___Toc126_1248869799"/>4-Pasa a hexadecimal en numero 381(10)<text:bookmark-end text:name="__RefHeading___Toc126_1248869799"/></text:h>
      <text:p text:style-name="P19">17D</text:p>
      <text:h text:style-name="Heading_20_2" text:outline-level="2"><text:bookmark-start text:name="__RefHeading___Toc128_1248869799"/>5-<text:span text:style-name="T3">Conversio de binari a decimal</text:span><text:bookmark-end text:name="__RefHeading___Toc128_1248869799"/></text:h>
      <text:h text:style-name="P12" text:outline-level="4"><text:bookmark-start text:name="__RefHeading___Toc130_1248869799"/>A-101110<text:bookmark-end text:name="__RefHeading___Toc130_1248869799"/></text:h>
      <text:p text:style-name="P19">46</text:p>
      <text:h text:style-name="P12" text:outline-level="4"><text:bookmark-start text:name="__RefHeading___Toc132_1248869799"/>B-000011<text:bookmark-end text:name="__RefHeading___Toc132_1248869799"/></text:h>
      <text:p text:style-name="P19">2</text:p>
      <text:h text:style-name="P12" text:outline-level="4"><text:bookmark-start text:name="__RefHeading___Toc134_1248869799"/>C-101010<text:bookmark-end text:name="__RefHeading___Toc134_1248869799"/></text:h>
      <text:p text:style-name="P19">42</text:p>
      <text:h text:style-name="P12" text:outline-level="4"><text:bookmark-start text:name="__RefHeading___Toc136_1248869799"/>D-111000<text:bookmark-end text:name="__RefHeading___Toc136_1248869799"/></text:h>
      <text:p text:style-name="P19">56</text:p>
      <text:h text:style-name="Heading_20_2" text:outline-level="2"><text:bookmark-start text:name="__RefHeading___Toc138_1248869799"/>6-<text:span text:style-name="T3">Conversio de decimal a binari</text:span><text:bookmark-end text:name="__RefHeading___Toc138_1248869799"/></text:h>
      <text:h text:style-name="Heading_20_4" text:outline-level="4"><text:bookmark-start text:name="__RefHeading___Toc140_1248869799"/>A-64 = <text:bookmark-end text:name="__RefHeading___Toc140_1248869799"/></text:h>
      <text:p text:style-name="P20"><text:span text:style-name="T3">1000000</text:span></text:p>
      <text:h text:style-name="P12" text:outline-level="4"><text:bookmark-start text:name="__RefHeading___Toc142_1248869799"/>B-500<text:bookmark-end text:name="__RefHeading___Toc142_1248869799"/></text:h>
      <text:p text:style-name="P19">111110100</text:p>
      <text:p text:style-name="P20"/>
      <text:h text:style-name="P13" text:outline-level="4"><text:bookmark-start text:name="__RefHeading___Toc144_1248869799"/>C-111<text:bookmark-end text:name="__RefHeading___Toc144_1248869799"/></text:h>
      <text:p text:style-name="P19">1101111</text:p>
      <text:h text:style-name="P7" text:outline-level="2"><text:bookmark-start text:name="__RefHeading___Toc146_1248869799"/>7-Convertix els seguents numeros d’octal a decimal<text:bookmark-end text:name="__RefHeading___Toc146_1248869799"/></text:h>
      <text:h text:style-name="P12" text:outline-level="4"><text:bookmark-start text:name="__RefHeading___Toc148_1248869799"/>A-42<text:bookmark-end text:name="__RefHeading___Toc148_1248869799"/></text:h>
      <text:p text:style-name="P19">34</text:p>
      <text:h text:style-name="P12" text:outline-level="4"><text:bookmark-start text:name="__RefHeading___Toc150_1248869799"/>B-376<text:bookmark-end text:name="__RefHeading___Toc150_1248869799"/></text:h>
      <text:p text:style-name="P21">254</text:p>
      <text:h text:style-name="P12" text:outline-level="4"><text:bookmark-start text:name="__RefHeading___Toc152_1248869799"/>C-11<text:bookmark-end text:name="__RefHeading___Toc152_1248869799"/></text:h>
      <text:p text:style-name="P21">9</text:p>
      <text:h text:style-name="P8" text:outline-level="2"><text:bookmark-start text:name="__RefHeading___Toc154_1248869799"/>8-Converteix els seguents numeros de decimal a octal<text:bookmark-end text:name="__RefHeading___Toc154_1248869799"/></text:h>
      <text:h text:style-name="P15" text:outline-level="4"><text:bookmark-start text:name="__RefHeading___Toc156_1248869799"/><text:span text:style-name="T4">A-77</text:span><text:bookmark-end text:name="__RefHeading___Toc156_1248869799"/></text:h>
      <text:p text:style-name="P21">115</text:p>
      <text:h text:style-name="P14" text:outline-level="4"><text:bookmark-start text:name="__RefHeading___Toc158_1248869799"/>B-8<text:bookmark-end text:name="__RefHeading___Toc158_1248869799"/></text:h>
      <text:p text:style-name="P21">10</text:p>
      <text:h text:style-name="P14" text:outline-level="4"><text:bookmark-start text:name="__RefHeading___Toc160_1248869799"/>C-44<text:bookmark-end text:name="__RefHeading___Toc160_1248869799"/></text:h>
      <text:p text:style-name="P21">54</text:p>
      <text:h text:style-name="P8" text:outline-level="2"><text:bookmark-start text:name="__RefHeading___Toc162_1248869799"/>9-Convertix els seguents numeros octals a binari<text:bookmark-end text:name="__RefHeading___Toc162_1248869799"/></text:h>
      <text:h text:style-name="P14" text:outline-level="4"><text:bookmark-start text:name="__RefHeading___Toc164_1248869799"/>A-7<text:bookmark-end text:name="__RefHeading___Toc164_1248869799"/></text:h>
      <text:p text:style-name="P21">111</text:p>
      <text:h text:style-name="P14" text:outline-level="4"><text:bookmark-start text:name="__RefHeading___Toc166_1248869799"/>B-20<text:bookmark-end text:name="__RefHeading___Toc166_1248869799"/></text:h>
      <text:p text:style-name="P21">10000</text:p>
      <text:h text:style-name="P14" text:outline-level="4"><text:bookmark-start text:name="__RefHeading___Toc168_1248869799"/>C-37<text:bookmark-end text:name="__RefHeading___Toc168_1248869799"/></text:h>
      <text:p text:style-name="P21">011111</text:p>
      <text:h text:style-name="P9" text:outline-level="2"><text:bookmark-start text:name="__RefHeading___Toc170_1248869799"/>10-Convertix els seguents numeros binaris a octal<text:bookmark-end text:name="__RefHeading___Toc170_1248869799"/></text:h>
      <text:h text:style-name="P14" text:outline-level="4"><text:bookmark-start text:name="__RefHeading___Toc172_1248869799"/>A-001<text:bookmark-end text:name="__RefHeading___Toc172_1248869799"/></text:h>
      <text:p text:style-name="P21">1</text:p>
      <text:h text:style-name="P14" text:outline-level="4"><text:bookmark-start text:name="__RefHeading___Toc174_1248869799"/>B-110<text:bookmark-end text:name="__RefHeading___Toc174_1248869799"/></text:h>
      <text:p text:style-name="P21">6</text:p>
      <text:h text:style-name="P14" text:outline-level="4"><text:bookmark-start text:name="__RefHeading___Toc176_1248869799"/>C-111000<text:bookmark-end text:name="__RefHeading___Toc176_1248869799"/></text:h>
      <text:p text:style-name="P21">70</text:p>
      <text:h text:style-name="P14" text:outline-level="4"><text:bookmark-start text:name="__RefHeading___Toc178_1248869799"/>D-101100<text:bookmark-end text:name="__RefHeading___Toc178_1248869799"/></text:h>
      <text:p text:style-name="P21">54</text:p>
      <text:h text:style-name="P8" text:outline-level="2"><text:bookmark-start text:name="__RefHeading___Toc180_1248869799"/>11-Converteix els numeros hexadecimals a decimals<text:bookmark-end text:name="__RefHeading___Toc180_1248869799"/></text:h>
      <text:h text:style-name="P14" text:outline-level="4"><text:bookmark-start text:name="__RefHeading___Toc182_1248869799"/>A-F<text:bookmark-end text:name="__RefHeading___Toc182_1248869799"/></text:h>
      <text:p text:style-name="P21">15</text:p>
      <text:h text:style-name="P14" text:outline-level="4"><text:bookmark-start text:name="__RefHeading___Toc184_1248869799"/>B-1111<text:bookmark-end text:name="__RefHeading___Toc184_1248869799"/></text:h>
      <text:p text:style-name="P22">585</text:p>
      <text:h text:style-name="P14" text:outline-level="4"><text:bookmark-start text:name="__RefHeading___Toc186_1248869799"/>C-EBA<text:bookmark-end text:name="__RefHeading___Toc186_1248869799"/></text:h>
      <text:p text:style-name="P22">3770</text:p>
      <text:h text:style-name="P10" text:outline-level="2"><text:bookmark-start text:name="__RefHeading___Toc188_1248869799"/>12-Converteix els seguents decimals a hexadecimal<text:bookmark-end text:name="__RefHeading___Toc188_1248869799"/></text:h>
      <text:h text:style-name="P16" text:outline-level="4"><text:bookmark-start text:name="__RefHeading___Toc190_1248869799"/>A-204<text:bookmark-end text:name="__RefHeading___Toc190_1248869799"/></text:h>
      <text:p text:style-name="P22">CC</text:p>
      <text:h text:style-name="P16" text:outline-level="4"><text:bookmark-start text:name="__RefHeading___Toc192_1248869799"/>B-255<text:bookmark-end text:name="__RefHeading___Toc192_1248869799"/></text:h>
      <text:p text:style-name="P22">FF</text:p>
      <text:h text:style-name="P11" text:outline-level="2"><text:bookmark-start text:name="__RefHeading___Toc194_1248869799"/>13-Converteix els numeros hexadecimals a binari<text:bookmark-end text:name="__RefHeading___Toc194_1248869799"/></text:h>
      <text:h text:style-name="P16" text:outline-level="4"><text:bookmark-start text:name="__RefHeading___Toc196_1248869799"/>A-B<text:bookmark-end text:name="__RefHeading___Toc196_1248869799"/></text:h>
      <text:p text:style-name="P22">1011</text:p>
      <text:h text:style-name="P16" text:outline-level="4"><text:bookmark-start text:name="__RefHeading___Toc198_1248869799"/>B-1c<text:bookmark-end text:name="__RefHeading___Toc198_1248869799"/></text:h>
      <text:p text:style-name="P22">10100</text:p>
      <text:h text:style-name="P16" text:outline-level="4"><text:bookmark-start text:name="__RefHeading___Toc200_1248869799"/>C-1F<text:bookmark-end text:name="__RefHeading___Toc200_1248869799"/></text:h>
      <text:p text:style-name="P22">10111</text:p>
      <text:h text:style-name="P16" text:outline-level="4"><text:bookmark-start text:name="__RefHeading___Toc202_1248869799"/>D-239,4<text:bookmark-end text:name="__RefHeading___Toc202_1248869799"/></text:h>
      <text:p text:style-name="P23"/>
      <text:h text:style-name="P10" text:outline-level="2"><text:bookmark-start text:name="__RefHeading___Toc204_1248869799"/>14-Converteix els numeros binaris a hexadecimal<text:bookmark-end text:name="__RefHeading___Toc204_1248869799"/></text:h>
      <text:h text:style-name="P16" text:outline-level="4"><text:bookmark-start text:name="__RefHeading___Toc206_1248869799"/>A-1001<text:bookmark-end text:name="__RefHeading___Toc206_1248869799"/></text:h>
      <text:p text:style-name="P22">9</text:p>
      <text:h text:style-name="P16" text:outline-level="4"><text:bookmark-start text:name="__RefHeading___Toc208_1248869799"/>B-110101011001<text:bookmark-end text:name="__RefHeading___Toc208_1248869799"/></text:h>
      <text:p text:style-name="P24">D59</text:p>
      <text:h text:style-name="P16" text:outline-level="4"><text:bookmark-start text:name="__RefHeading___Toc210_1248869799"/>C-100001<text:bookmark-end text:name="__RefHeading___Toc210_1248869799"/></text:h>
      <text:p text:style-name="P24">21</text:p>
      <text:h text:style-name="P16" text:outline-level="4"><text:bookmark-start text:name="__RefHeading___Toc212_1248869799"/>D-1000000011<text:bookmark-end text:name="__RefHeading___Toc212_1248869799"/></text:h>
      <text:p text:style-name="P24">203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>
        <style:tab-stops/>
      </style:paragraph-properties>
      <style:text-properties fo:font-size="14pt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loext:hidden="true" style:hidden="true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36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text" style:family="paragraph" style:parent-style-name="Heading">
      <style:text-properties fo:font-size="12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9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19e91f" officeooo:paragraph-rsid="0019e91f"/>
    </style:style>
    <style:style style:name="MT1" style:family="text">
      <style:text-properties officeooo:rsid="001abc65"/>
    </style:style>
    <style:style style:name="Mfr1" style:family="graphic" style:parent-style-name="Graphics">
      <style:graphic-properties fo:margin-left="0cm" fo:margin-right="0cm" fo:margin-top="0cm" fo:margin-bottom="0cm" style:vertical-pos="from-top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319cm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Image1" text:anchor-type="as-char" svg:y="-1.298cm" svg:width="16.928cm" svg:height="1.54cm" draw:z-index="5"><draw:image xlink:href="Pictures/100000010000067F000000AF60DA4E75C7053EDA.png" xlink:type="simple" xlink:show="embed" xlink:actuate="onLoad" draw:mime-type="image/png"/></draw:frame></text:p>
      </style:header>
      <style:footer>
        <text:p text:style-name="MP1">Joel García - <text:s/><text:span text:style-name="MT1">1</text:span>º <text:span text:style-name="MT1">DAW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2T19:25:39.539859176</meta:creation-date>
    <dc:title>DAW</dc:title>
    <meta:editing-duration>PT4M40S</meta:editing-duration>
    <meta:editing-cycles>2</meta:editing-cycles>
    <meta:generator>LibreOffice/7.3.7.2$Linux_X86_64 LibreOffice_project/e114eadc50a9ff8d8c8a0567d6da8f454beeb84f</meta:generator>
    <dc:date>2023-09-22T20:11:40.238752439</dc:date>
    <meta:document-statistic meta:table-count="0" meta:image-count="1" meta:object-count="0" meta:page-count="6" meta:paragraph-count="134" meta:word-count="341" meta:character-count="1875" meta:non-whitespace-character-count="1665"/>
    <meta:template xlink:type="simple" xlink:actuate="onRequest" xlink:title="DAW" xlink:href="../../../Plantillas/DAW.ott" meta:date="2023-09-22T19:25:38.001307127"/>
  </office:meta>
</office:document-meta>
</file>